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7d913" officeooo:paragraph-rsid="0017d913"/>
    </style:style>
    <style:style style:name="P2" style:family="paragraph" style:parent-style-name="Heading_20_2">
      <style:text-properties officeooo:rsid="0017d913" officeooo:paragraph-rsid="0017d913"/>
    </style:style>
    <style:style style:name="P3" style:family="paragraph" style:parent-style-name="Text_20_body">
      <style:text-properties fo:font-weight="bold" officeooo:rsid="0017d913" officeooo:paragraph-rsid="0017d913" style:font-weight-asian="bold" style:font-weight-complex="bold"/>
    </style:style>
    <style:style style:name="P4" style:family="paragraph" style:parent-style-name="Text_20_body">
      <style:text-properties fo:font-weight="bold" officeooo:rsid="0019a613" officeooo:paragraph-rsid="0019a613" style:font-weight-asian="bold" style:font-weight-complex="bold"/>
    </style:style>
    <style:style style:name="P5" style:family="paragraph" style:parent-style-name="Text_20_body">
      <style:text-properties fo:font-weight="normal" officeooo:rsid="0017d913" officeooo:paragraph-rsid="0017d913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1b3888" officeooo:paragraph-rsid="001b3888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1d341e" officeooo:paragraph-rsid="001d341e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ed121" officeooo:paragraph-rsid="001ed121" style:font-weight-asian="normal" style:font-weight-complex="normal"/>
    </style:style>
    <style:style style:name="P9" style:family="paragraph" style:parent-style-name="Text_20_body">
      <style:text-properties style:text-underline-style="none" fo:font-weight="bold" officeooo:rsid="001ed121" officeooo:paragraph-rsid="001ed121" style:font-weight-asian="bold" style:font-weight-complex="bold"/>
    </style:style>
    <style:style style:name="T1" style:family="text">
      <style:text-properties officeooo:rsid="0019a613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andos</text:h>
      <text:h text:style-name="P2" text:outline-level="2">Tema1:</text:h>
      <text:p text:style-name="P3">System<text:span text:style-name="T1">()</text:span>:</text:p>
      <text:p text:style-name="P5">Recibe una cadena y <text:span text:style-name="T1">realiza</text:span> un comando, en caso de ser fallido, devuelve -1.</text:p>
      <text:p text:style-name="P4">execl():</text:p>
      <text:p text:style-name="P7">Ejecuta todo programa, como primer parámetro recibe la ruta del ejecutable, como segundo el archivo o comando</text:p>
      <text:p text:style-name="P6">Devuelve -1 en caso de fallo.</text:p>
      <text:p text:style-name="P9">Fork():</text:p>
      <text:p text:style-name="P8">Crea un proceso hijo, desde una variable pid_t, el hijo es igual a 0 en el caso de que sea -1 ha habido un err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6T20:03:50.115033529</meta:creation-date>
    <dc:date>2022-11-06T21:45:50.279608818</dc:date>
    <meta:editing-duration>PT1H1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67" meta:character-count="365" meta:non-whitespace-character-count="307"/>
  </office:meta>
</office:document-meta>
</file>